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Text_20_body">
      <style:paragraph-properties fo:margin-left="0cm" fo:margin-right="0cm" fo:margin-top="0cm" fo:margin-bottom="0.499cm" style:contextual-spacing="false" fo:text-align="center" style:justify-single-word="false" fo:widows="1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499cm" style:contextual-spacing="false" fo:widows="1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fo:color="#000000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List_20_Paragraph" style:list-style-name="WWNum1">
      <style:paragraph-properties fo:margin-top="0.917cm" fo:margin-bottom="0cm" style:contextual-spacing="false" fo:keep-with-next="always"/>
      <style:text-properties fo:language="uk" fo:country="UA" fo:font-weight="bold" style:font-weight-asian="bold" text:display="none"/>
    </style:style>
    <style:style style:name="P11" style:family="paragraph" style:parent-style-name="Heading_20_3">
      <style:paragraph-properties fo:margin-left="0cm" fo:margin-right="0cm" fo:text-indent="0cm" style:auto-text-indent="false"/>
    </style:style>
    <style:style style:name="P12" style:family="paragraph" style:parent-style-name="Header">
      <style:text-properties fo:language="uk" fo:country="UA"/>
    </style:style>
    <style:style style:name="P13" style:family="paragraph" style:parent-style-name="Heading_20_2" style:master-page-name="">
      <style:paragraph-properties fo:margin-left="0.025cm" fo:margin-right="0cm" fo:margin-top="0.917cm" fo:margin-bottom="0cm" style:contextual-spacing="false" fo:text-align="justify" style:justify-single-word="false" fo:orphans="2" fo:widows="2" fo:hyphenation-ladder-count="no-limit" fo:text-indent="1.251cm" style:auto-text-indent="false" style:page-number="auto" fo:keep-with-next="always" style:punctuation-wrap="hanging" style:writing-mode="lr-tb"/>
      <style:text-properties fo:hyphenate="false" fo:hyphenation-remain-char-count="2" fo:hyphenation-push-char-count="2"/>
    </style:style>
    <style:style style:name="P14" style:family="paragraph" style:parent-style-name="Heading_20_2">
      <style:paragraph-properties fo:margin-top="0cm" fo:margin-bottom="0cm" style:contextual-spacing="false"/>
    </style:style>
    <style:style style:name="P15" style:family="paragraph" style:parent-style-name="Heading_20_2">
      <style:paragraph-properties fo:margin-left="0cm" fo:margin-right="0cm" fo:margin-top="0cm" fo:margin-bottom="0cm" style:contextual-spacing="false" fo:text-indent="1.251cm" style:auto-text-indent="false"/>
    </style:style>
    <style:style style:name="P16" style:family="paragraph" style:parent-style-name="Heading_20_2">
      <style:paragraph-properties fo:margin-left="1.251cm" fo:margin-right="0cm" fo:margin-top="0cm" fo:margin-bottom="0cm" style:contextual-spacing="false" fo:text-indent="1.251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Heading_20_1" style:master-page-name="Standard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Preformatted_20_Text">
      <style:paragraph-properties fo:margin-left="1.249cm" fo:margin-right="0cm" fo:text-indent="0cm" style:auto-text-indent="false"/>
      <style:text-properties fo:color="#000000"/>
    </style:style>
    <style:style style:name="T1" style:family="text">
      <style:text-properties fo:language="uk" fo:country="UA"/>
    </style:style>
    <style:style style:name="T2" style:family="text">
      <style:text-properties style:letter-kerning="true"/>
    </style:style>
    <style:style style:name="T3" style:family="text">
      <style:text-properties fo:color="#000000"/>
    </style:style>
    <style:style style:name="T4" style:family="text">
      <style:text-properties fo:color="#000000" fo:font-size="13.5pt" fo:language="uk" fo:country="UA" style:font-size-asian="13.5pt" style:font-size-complex="13.5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/>
    </style:style>
    <style:style style:name="T7" style:family="text">
      <style:text-properties fo:language="en" fo:country="US" fo:font-style="italic" fo:font-weight="bold"/>
    </style:style>
    <style:style style:name="T8" style:family="text">
      <style:text-properties fo:font-style="italic"/>
    </style:style>
    <style:style style:name="T9" style:family="text">
      <style:text-properties fo:font-style="italic" fo:font-weight="bold"/>
    </style:style>
    <style:style style:name="T10" style:family="text">
      <style:text-properties fo:font-variant="normal" fo:text-transform="none" fo:color="#000000" style:font-name="Verdana" fo:font-size="13.5pt" fo:letter-spacing="normal" fo:language="uk" fo:country="UA" fo:font-style="normal" fo:font-weight="normal" style:font-size-asian="13.5pt" style:font-size-complex="13.5pt"/>
    </style:style>
    <style:style style:name="T11" style:family="text">
      <style:text-properties fo:color="#008000"/>
    </style:style>
    <style:style style:name="T12" style:family="text">
      <style:text-properties fo:color="#c0c0c0"/>
    </style:style>
    <style:style style:name="T13" style:family="text">
      <style:text-properties fo:color="#000080"/>
    </style:style>
    <style:style style:name="T14" style:family="text">
      <style:text-properties fo:color="#808000"/>
    </style:style>
    <style:style style:name="T15" style:family="text">
      <style:text-properties fo:color="#800080"/>
    </style:style>
    <style:style style:name="T16" style:family="text">
      <style:text-properties fo:color="#800000"/>
    </style:style>
    <style:style style:name="T17" style:family="text">
      <style:text-properties officeooo:rsid="001a6c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3579353406646344" text:style-name="Outline">
        <text:list-item>
          <text:p text:style-name="P18">Лабораторная работа №3.<text:line-break/><text:span text:style-name="T2"><text:tab/>Методы синхронизации потоков. Использование механизма мьютексов</text:span></text:p>
        </text:list-item>
      </text:list>
      <text:list xml:id="list5872221851145427577" text:style-name="WWNum1">
        <text:list-item>
          <text:h text:style-name="P10" text:outline-level="2"/>
        </text:list-item>
        <text:list-item>
          <text:h text:style-name="P10" text:outline-level="2"/>
        </text:list-item>
        <text:list-item>
          <text:h text:style-name="P10" text:outline-level="2"/>
        </text:list-item>
        <text:list-item>
          <text:h text:style-name="P10" text:outline-level="2"/>
        </text:list-item>
        <text:list-item>
          <text:h text:style-name="P10" text:outline-level="2"/>
        </text:list-item>
        <text:list-item>
          <text:h text:style-name="P10" text:outline-level="2"/>
        </text:list-item>
      </text:list>
      <text:list xml:id="list190239543085200" text:continue-list="list573579353406646344" text:style-name="Outline">
        <text:list-item>
          <text:p text:style-name="P13"><text:span text:style-name="T1">Цель работы</text:span></text:p>
        </text:list-item>
      </text:list>
      <text:p text:style-name="Standard"><text:span text:style-name="T1">Н</text:span>аучиться <text:span text:style-name="T2">синхронизировать потоки.</text:span></text:p>
      <text:p text:style-name="P17"/>
      <text:list xml:id="list190241395687058" text:continue-numbering="true" text:style-name="Outline">
        <text:list-item>
          <text:p text:style-name="P14">Краткие теоретические сведения </text:p>
        </text:list-item>
      </text:list>
      <text:p text:style-name="P17"><text:span text:style-name="T4"><text:tab/></text:span><text:span text:style-name="T10"><text:line-break/><text:tab/></text:span><text:span text:style-name="T1">1.1. Средства синхронизации потоков</text:span></text:p>
      <text:p text:style-name="P4"><text:tab/>Как известно, в рамках приложения все потоки выполняются в одном адресном пространстве. В связи с этим встает проблема совместного использования общих переменных. Для ее решения требуются средства, позволяющие разграничить доступ потоков к таким разделяемым переменным, или к разделяемым ресурсам, поскольку в один момент времени только единственный поток должен работать с определенным разделяемым ресурсом. Сформулированная задача имеет название <text:span text:style-name="T8">обеспечение взаимоисключения</text:span>, а участки программного кода, в которых потоки выполняют операции с разделяемыми ресурсами, называются <text:span text:style-name="T8">критическими секциями</text:span>.</text:p>
      <text:p text:style-name="P4">С другой стороны, потокам может потребоваться кооперация не по данным, а по выполняемым действиям. Примером такой кооперации является ситуация, при которой потоку для продолжения своей работы требуется результат выполнения другого потока. В приведенном случае поток должен синхронизировать свои действия с другим(и) потоками по готовности данных. Другим примером кооперации по действиям является необходимость выполнения некоторой операции только одним из многих потоков, причем каким из них априорно неизвестно. Для решения рассмотренных задач и других, подобных им, используются специальные средства синхронизации потоков. Основные из них – это <text:span text:style-name="T8">мьютексы</text:span>,<text:span text:style-name="T8">семафоры </text:span>и <text:span text:style-name="T8">условные переменные</text:span>. Синхронизация и взаимоисключение обеспечиваются за счет <text:span text:style-name="T8">атомарности </text:span>выполняемых операций над мьютексами и семафорами. Атомарной называют операцию, которая не может быть прервана в ходе своего выполнения.</text:p>
      <text:p text:style-name="P3">1.1.2. Семафор</text:p>
      <text:p text:style-name="P4">Семафор предназначен для синхронизации потоков по действиям и по данным. Семафор – это защищенная переменная, значения которой можно опрашивать и менять только при помощи специальных операций <text:span text:style-name="T6">P</text:span> и <text:span text:style-name="T8">V </text:span>и операции инициализации. Семафор может принимать целое неотрицательное значение. При выполнении потоком операции <text:span text:style-name="T6">P</text:span> над семафором <text:span text:style-name="T6">S</text:span> значение семафора уменьшается на 1 при <text:span text:style-name="T6">S</text:span>&gt;0 или поток блокируется, «ожидая на семафоре», при <text:span text:style-name="T6">S</text:span>=0. При выполнении операции <text:span text:style-name="T6">V</text:span><text:span text:style-name="T8">(</text:span><text:span text:style-name="T6">S</text:span><text:span text:style-name="T8">) </text:span>происходит <text:soft-page-break/>пробуждение одного из потоков, ожидающих на семафоре <text:span text:style-name="T6">S</text:span>, а если таковых нет, то значение семафора увеличивается на 1. Как следует из вышесказанного, при входе в критическую секцию поток должен выполнять операцию <text:span text:style-name="T6">P</text:span>, а при выходе из критической секции операцию <text:span text:style-name="T8">V</text:span>.</text:p>
      <text:p text:style-name="P4">Прототипы функций для манипуляции с семафорами описываются в файле <text:span text:style-name="T6">semaphore</text:span><text:span text:style-name="T8">.</text:span><text:span text:style-name="T6">h</text:span>. Ниже приводятся прототипы функций вместе с пояснением их синтаксиса и выполняемых ими действий.</text:p>
      <text:p text:style-name="P4"><text:span text:style-name="T7">int</text:span> <text:span text:style-name="T7">sem_init(sem_t* sem, int pshared, unsigned int value);</text:span> – инициализация семафора <text:span text:style-name="T6">sem</text:span> значением <text:span text:style-name="T6">value</text:span><text:span text:style-name="T5">. </text:span>В качестве <text:span text:style-name="T6">pshared</text:span> всегда необходимо указывать 0.</text:p>
      <text:p text:style-name="P4"><text:span text:style-name="T7">int</text:span> <text:span text:style-name="T7">sem</text:span><text:span text:style-name="T9">_</text:span><text:span text:style-name="T7">wait</text:span><text:span text:style-name="T9">(</text:span><text:span text:style-name="T7">sem</text:span><text:span text:style-name="T9">_</text:span><text:span text:style-name="T7">t</text:span><text:span text:style-name="T9">* </text:span><text:span text:style-name="T7">sem</text:span><text:span text:style-name="T9">);</text:span> – «ожидание на семафоре». Выполнение потока блокируется до тех пор, пока значение семафора не станет положительным. При этом значение семафора уменьшается на 1.</text:p>
      <text:p text:style-name="P4"><text:span text:style-name="T7">int</text:span> <text:span text:style-name="T7">sem</text:span><text:span text:style-name="T9">_</text:span><text:span text:style-name="T7">post</text:span><text:span text:style-name="T9">(</text:span><text:span text:style-name="T7">sem</text:span><text:span text:style-name="T9">_</text:span><text:span text:style-name="T7">t</text:span><text:span text:style-name="T9">* </text:span><text:span text:style-name="T7">sem</text:span><text:span text:style-name="T9">);</text:span> – увеличивает значение семафора <text:span text:style-name="T6">sem</text:span>.</text:p>
      <text:p text:style-name="P4"><text:span text:style-name="T7">int</text:span> <text:span text:style-name="T7">sem_destroy(sem_t* sem);</text:span> – уничтожает семафор <text:span text:style-name="T6">sem</text:span><text:span text:style-name="T5">.</text:span></text:p>
      <text:p text:style-name="P4"><text:span text:style-name="T7">int</text:span> <text:span text:style-name="T7">sem_trywait(sem_t* sem);</text:span> – неблокирующий вариант функции <text:span text:style-name="T6">sem_wait</text:span><text:span text:style-name="T5">. </text:span>При этом вместо блокировки вызвавшего потока функция возвращает управление с кодом ошибки в качестве результата работы.</text:p>
      <text:p text:style-name="P3">1.1.3. Условная переменная</text:p>
      <text:p text:style-name="P4">Условная переменная позволяет потокам ожидать выполнения некоторого условия (события), связанного с разделяемыми данными. Над условными переменными определены две основные операции: <text:span text:style-name="T8">информирование </text:span>о наступлении события и <text:span text:style-name="T8">ожидание </text:span>события. При выполнении операции «информирование» один из потоков, ожидающих на условной переменной, возобновляет свою работу.</text:p>
      <text:p text:style-name="P4">Условная переменная всегда используется совместно с мьютексом. Перед выполнением операции «ожидание» поток должен заблокировать мьютекс. При выполнении операции «ожидание» указанный мьютекс автоматически разблокируется. Перед возобновлением ожидающего потока выполняется автоматическая блокировка мьютекса, позволяющая потоку войти в критическую секцию, после критической секции рекомендуется разблокировать мьютекс. При подачи сигнала другим потокам рекомендуется так же функцию «сигнализации» защитить мьютексом.</text:p>
      <text:p text:style-name="P4">Прототипы функций для работы с условными переменными содержатся в файле <text:span text:style-name="T6">pthread</text:span><text:span text:style-name="T8">.</text:span><text:span text:style-name="T6">h</text:span>. Ниже приводятся прототипы функций вместе с пояснением их синтаксиса и выполняемых ими действий.</text:p>
      <text:p text:style-name="P4"><text:soft-page-break/><text:span text:style-name="T9">pthread_cond_init(pthread_cond_t* </text:span><text:span text:style-name="T7">cond</text:span><text:span text:style-name="T9">, </text:span><text:span text:style-name="T7">const</text:span> <text:span text:style-name="T7">pthread</text:span><text:span text:style-name="T9">_</text:span><text:span text:style-name="T7">condattr</text:span><text:span text:style-name="T9">_</text:span><text:span text:style-name="T7">t</text:span><text:span text:style-name="T9">* </text:span><text:span text:style-name="T7">attr</text:span><text:span text:style-name="T9">);</text:span> – инициализирует условную переменную <text:span text:style-name="T6">cond</text:span> с указанными атрибутами<text:span text:style-name="T6">attr</text:span> или с атрибутами по умолчанию (при указании 0 в качестве <text:span text:style-name="T6">attr</text:span>).</text:p>
      <text:p text:style-name="P4"><text:span text:style-name="T7">int</text:span> <text:span text:style-name="T7">pthread</text:span><text:span text:style-name="T9">_</text:span><text:span text:style-name="T7">cond</text:span><text:span text:style-name="T9">_</text:span><text:span text:style-name="T7">destroy</text:span><text:span text:style-name="T9">(</text:span><text:span text:style-name="T7">pthread</text:span><text:span text:style-name="T9">_</text:span><text:span text:style-name="T7">cond</text:span><text:span text:style-name="T9">_</text:span><text:span text:style-name="T7">t</text:span><text:span text:style-name="T9">* </text:span><text:span text:style-name="T7">cond</text:span><text:span text:style-name="T9">); </text:span>– уничтожает условную переменную <text:span text:style-name="T6">cond</text:span>.</text:p>
      <text:p text:style-name="P4"><text:span text:style-name="T7">int</text:span> <text:span text:style-name="T7">pthread</text:span><text:span text:style-name="T9">_</text:span><text:span text:style-name="T7">cond</text:span><text:span text:style-name="T9">_</text:span><text:span text:style-name="T7">signal</text:span><text:span text:style-name="T9">(</text:span><text:span text:style-name="T7">pthread</text:span><text:span text:style-name="T9">_</text:span><text:span text:style-name="T7">cond</text:span><text:span text:style-name="T9">_</text:span><text:span text:style-name="T7">t</text:span><text:span text:style-name="T9">* </text:span><text:span text:style-name="T7">cond</text:span><text:span text:style-name="T9">);</text:span> – информирование о наступлении события потоков, ожидающих на условной переменной <text:span text:style-name="T6">cond</text:span>.</text:p>
      <text:p text:style-name="P4"><text:span text:style-name="T7">int</text:span> <text:span text:style-name="T7">pthread</text:span><text:span text:style-name="T9">_</text:span><text:span text:style-name="T7">cond</text:span><text:span text:style-name="T9">_</text:span><text:span text:style-name="T7">broadcast</text:span><text:span text:style-name="T9">(</text:span><text:span text:style-name="T7">pthread</text:span><text:span text:style-name="T9">_</text:span><text:span text:style-name="T7">cond</text:span><text:span text:style-name="T9">_</text:span><text:span text:style-name="T7">t</text:span><text:span text:style-name="T9">* </text:span><text:span text:style-name="T7">cond</text:span><text:span text:style-name="T9">);</text:span> – информирование о наступлении события потоков, ожидающих на условной переменной<text:span text:style-name="T6">cond</text:span>. При этом возобновлены будут все ожидающие потоки.</text:p>
      <text:p text:style-name="P4"><text:span text:style-name="T7">int</text:span> <text:span text:style-name="T7">pthread</text:span><text:span text:style-name="T9">_</text:span><text:span text:style-name="T7">cond</text:span><text:span text:style-name="T9">_</text:span><text:span text:style-name="T7">wait</text:span><text:span text:style-name="T9">(</text:span><text:span text:style-name="T7">pthread</text:span><text:span text:style-name="T9">_</text:span><text:span text:style-name="T7">cond</text:span><text:span text:style-name="T9">_</text:span><text:span text:style-name="T7">t</text:span><text:span text:style-name="T9">* </text:span><text:span text:style-name="T7">cond</text:span> <text:span text:style-name="T9">, </text:span><text:span text:style-name="T7">pthread</text:span><text:span text:style-name="T9">_</text:span><text:span text:style-name="T7">mutex</text:span><text:span text:style-name="T9">_</text:span><text:span text:style-name="T7">t</text:span><text:span text:style-name="T9">* </text:span><text:span text:style-name="T7">mutex</text:span><text:span text:style-name="T9">);</text:span> – ожидание события на условной переменной <text:span text:style-name="T6">cond</text:span>.</text:p>
      <text:list xml:id="list190239840648354" text:continue-numbering="true" text:style-name="Outline">
        <text:list-item>
          <text:p text:style-name="P15"><text:span text:style-name="T1">В</text:span>ыполнение работы</text:p>
        </text:list-item>
      </text:list>
      <text:p text:style-name="P22"><text:span text:style-name="T13">#include</text:span><text:span text:style-name="T12"> </text:span><text:span text:style-name="T11">"mutex.h"</text:span></text:p>
      <text:p text:style-name="P5"><text:span text:style-name="T13">#include</text:span><text:span text:style-name="T12"> </text:span><text:span text:style-name="T11">"scheduler.h"</text:span></text:p>
      <text:p text:style-name="P1"><text:span text:style-name="T13">#include</text:span><text:span text:style-name="T12"> </text:span><text:span text:style-name="T11">&lt;stdlib.h&gt;</text:span></text:p>
      <text:p text:style-name="P5"><text:span text:style-name="T15">uint</text:span><text:span text:style-name="T12"> </text:span><text:span text:style-name="T3">mutex_create(){</text:span></text:p>
      <text:p text:style-name="P5"><text:span text:style-name="T12"><text:s text:c="4"/></text:span><text:span text:style-name="T14">static</text:span><text:span text:style-name="T12"> </text:span><text:span text:style-name="T15">uint</text:span><text:span text:style-name="T12"> </text:span><text:span text:style-name="T3">mutex_id_generator</text:span><text:span text:style-name="T12"> </text:span><text:span text:style-name="T3">=</text:span><text:span text:style-name="T12"> </text:span><text:span text:style-name="T13">1</text:span><text:span text:style-name="T3">;</text:span></text:p>
      <text:p text:style-name="P5"><text:span text:style-name="T12"><text:s text:c="4"/></text:span><text:span text:style-name="T14">struct</text:span><text:span text:style-name="T12"> </text:span><text:span text:style-name="T15">mutex</text:span><text:span text:style-name="T12"> </text:span><text:span text:style-name="T3">*m</text:span><text:span text:style-name="T12"> </text:span><text:span text:style-name="T3">=</text:span><text:span text:style-name="T12"> </text:span><text:span text:style-name="T3">(</text:span><text:span text:style-name="T14">struct</text:span><text:span text:style-name="T12"> </text:span><text:span text:style-name="T15">mutex</text:span><text:span text:style-name="T3">*)malloc(</text:span><text:span text:style-name="T14">sizeof</text:span><text:span text:style-name="T3">(</text:span><text:span text:style-name="T14">struct</text:span><text:span text:style-name="T12"> </text:span><text:span text:style-name="T15">mutex</text:span><text:span text:style-name="T3">));</text:span></text:p>
      <text:p text:style-name="P5"><text:span text:style-name="T12"><text:s text:c="4"/></text:span><text:span text:style-name="T3">m-&gt;</text:span><text:span text:style-name="T16">mutex_id</text:span><text:span text:style-name="T12"> </text:span><text:span text:style-name="T3">=</text:span><text:span text:style-name="T12"> </text:span><text:span text:style-name="T3">++mutex_id_generator;</text:span></text:p>
      <text:p text:style-name="P5"><text:span text:style-name="T12"><text:s text:c="4"/></text:span><text:span text:style-name="T3">m-&gt;</text:span><text:span text:style-name="T16">waiting_threads</text:span><text:span text:style-name="T12"> </text:span><text:span text:style-name="T3">=</text:span><text:span text:style-name="T12"> </text:span><text:span text:style-name="T3">queue_init();</text:span></text:p>
      <text:p text:style-name="P5"><text:span text:style-name="T12"><text:s text:c="4"/></text:span><text:span text:style-name="T3">m-&gt;</text:span><text:span text:style-name="T16">is_locked</text:span><text:span text:style-name="T12"> </text:span><text:span text:style-name="T3">=</text:span><text:span text:style-name="T12"> </text:span><text:span text:style-name="T13">0</text:span><text:span text:style-name="T3">;</text:span></text:p>
      <text:p text:style-name="P5"><text:span text:style-name="T12"><text:s text:c="4"/></text:span><text:span text:style-name="T3">m-&gt;</text:span><text:span text:style-name="T16">owner</text:span><text:span text:style-name="T12"> </text:span><text:span text:style-name="T3">=</text:span><text:span text:style-name="T12"> </text:span><text:span text:style-name="T13">NULL</text:span><text:span text:style-name="T3">;</text:span></text:p>
      <text:p text:style-name="P5"><text:span text:style-name="T12"><text:s text:c="4"/></text:span><text:span text:style-name="T3">register_mutex(m);</text:span></text:p>
      <text:p text:style-name="P5"><text:span text:style-name="T12"><text:s text:c="4"/></text:span><text:span text:style-name="T14">return</text:span><text:span text:style-name="T12"> </text:span><text:span text:style-name="T3">m-&gt;</text:span><text:span text:style-name="T16">mutex_id</text:span><text:span text:style-name="T3">;</text:span></text:p>
      <text:p text:style-name="P2">}</text:p>
      <text:p text:style-name="P5"><text:span text:style-name="T14">void</text:span><text:span text:style-name="T12"> </text:span><text:span text:style-name="T3">mutex_aquire(</text:span><text:span text:style-name="T15">uint</text:span><text:span text:style-name="T12"> </text:span><text:span text:style-name="T3">mutex_id){</text:span></text:p>
      <text:p text:style-name="P5"><text:span text:style-name="T12"><text:s text:c="4"/></text:span><text:span text:style-name="T14">struct</text:span><text:span text:style-name="T12"> </text:span><text:span text:style-name="T15">mutex</text:span><text:span text:style-name="T3">*</text:span><text:span text:style-name="T12"> </text:span><text:span text:style-name="T3">m</text:span><text:span text:style-name="T12"> </text:span><text:span text:style-name="T3">=</text:span><text:span text:style-name="T12"> </text:span><text:span text:style-name="T3">get_mutex(mutex_id);</text:span></text:p>
      <text:p text:style-name="P5"><text:span text:style-name="T12"><text:s text:c="4"/></text:span><text:span text:style-name="T14">struct</text:span><text:span text:style-name="T12"> </text:span><text:span text:style-name="T15">thread</text:span><text:span text:style-name="T3">*</text:span><text:span text:style-name="T12"> </text:span><text:span text:style-name="T3">t</text:span><text:span text:style-name="T12"> </text:span><text:span text:style-name="T3">=</text:span><text:span text:style-name="T12"> </text:span><text:span text:style-name="T3">get_current_thread();</text:span></text:p>
      <text:p text:style-name="P5"><text:span text:style-name="T12"><text:s text:c="4"/></text:span><text:span text:style-name="T3">sched_lock();</text:span></text:p>
      <text:p text:style-name="P5"><text:span text:style-name="T12"><text:s text:c="4"/></text:span><text:span text:style-name="T14">if</text:span><text:span text:style-name="T12"> </text:span><text:span text:style-name="T3">(!m-&gt;</text:span><text:span text:style-name="T16">is_locked</text:span><text:span text:style-name="T3">){</text:span></text:p>
      <text:p text:style-name="P5"><text:span text:style-name="T12"><text:s text:c="8"/></text:span><text:span text:style-name="T3">m-&gt;</text:span><text:span text:style-name="T16">is_locked</text:span><text:span text:style-name="T12"> </text:span><text:span text:style-name="T3">=</text:span><text:span text:style-name="T12"> </text:span><text:span text:style-name="T13">1</text:span><text:span text:style-name="T3">;</text:span></text:p>
      <text:p text:style-name="P5"><text:span text:style-name="T12"><text:s text:c="8"/></text:span><text:span text:style-name="T3">sched_unlock();</text:span></text:p>
      <text:p text:style-name="P5"><text:span text:style-name="T12"><text:s text:c="8"/></text:span><text:span text:style-name="T3">m-&gt;</text:span><text:span text:style-name="T16">owner</text:span><text:span text:style-name="T12"> </text:span><text:span text:style-name="T3">=</text:span><text:span text:style-name="T12"> </text:span><text:span text:style-name="T3">t;</text:span></text:p>
      <text:p text:style-name="P5"><text:span text:style-name="T12"><text:s text:c="4"/></text:span><text:span text:style-name="T3">}</text:span><text:span text:style-name="T12"> </text:span><text:span text:style-name="T14">else</text:span><text:span text:style-name="T12"> </text:span><text:span text:style-name="T3">{</text:span></text:p>
      <text:p text:style-name="P5"><text:span text:style-name="T12"><text:s text:c="8"/></text:span><text:span text:style-name="T3">add_queue(m-&gt;</text:span><text:span text:style-name="T16">waiting_threads</text:span><text:span text:style-name="T3">,</text:span><text:span text:style-name="T12"> </text:span><text:span text:style-name="T3">(</text:span><text:span text:style-name="T14">void</text:span><text:span text:style-name="T3">*)t);</text:span></text:p>
      <text:p text:style-name="P5"><text:span text:style-name="T12"><text:s text:c="8"/></text:span><text:span text:style-name="T3">t-&gt;</text:span><text:span text:style-name="T16">state</text:span><text:span text:style-name="T12"> </text:span><text:span text:style-name="T3">=</text:span><text:span text:style-name="T12"> </text:span><text:span text:style-name="T15">WAIT</text:span><text:span text:style-name="T3">;</text:span></text:p>
      <text:p text:style-name="P5"><text:span text:style-name="T12"><text:s text:c="8"/></text:span><text:span text:style-name="T3">sched_unlock();</text:span></text:p>
      <text:p text:style-name="P5"><text:span text:style-name="T12"><text:s text:c="8"/></text:span><text:span text:style-name="T3">schedule();</text:span></text:p>
      <text:p text:style-name="P5"><text:span text:style-name="T12"><text:s text:c="4"/></text:span><text:span text:style-name="T3">}</text:span></text:p>
      <text:p text:style-name="P2">}</text:p>
      <text:p text:style-name="P5"><text:span text:style-name="T14">void</text:span><text:span text:style-name="T12"> </text:span><text:span text:style-name="T3">mutex_release(</text:span><text:span text:style-name="T15">uint</text:span><text:span text:style-name="T12"> </text:span><text:span text:style-name="T3">mutex_id){</text:span></text:p>
      <text:p text:style-name="P5"><text:span text:style-name="T11">//</text:span><text:span text:style-name="T12"> <text:s text:c="3"/></text:span><text:span text:style-name="T11">sched_lock();</text:span></text:p>
      <text:p text:style-name="P5"><text:span text:style-name="T12"><text:s text:c="4"/></text:span><text:span text:style-name="T14">struct</text:span><text:span text:style-name="T12"> </text:span><text:span text:style-name="T15">mutex</text:span><text:span text:style-name="T12"> </text:span><text:span text:style-name="T3">*m</text:span><text:span text:style-name="T12"> </text:span><text:span text:style-name="T3">=</text:span><text:span text:style-name="T12"> </text:span><text:span text:style-name="T3">get_mutex(mutex_id);</text:span></text:p>
      <text:p text:style-name="P5"><text:span text:style-name="T12"><text:s text:c="4"/></text:span><text:span text:style-name="T14">if</text:span><text:span text:style-name="T12"> </text:span><text:span text:style-name="T3">(is_empty_queue(m-&gt;</text:span><text:span text:style-name="T16">waiting_threads</text:span><text:span text:style-name="T3">)){</text:span></text:p>
      <text:p text:style-name="P5"><text:span text:style-name="T12"><text:s text:c="8"/></text:span><text:span text:style-name="T3">m-&gt;</text:span><text:span text:style-name="T16">is_locked</text:span><text:span text:style-name="T12"> </text:span><text:span text:style-name="T3">=</text:span><text:span text:style-name="T12"> </text:span><text:span text:style-name="T13">0</text:span><text:span text:style-name="T3">;</text:span></text:p>
      <text:p text:style-name="P5"><text:soft-page-break/><text:span text:style-name="T12"><text:s text:c="8"/></text:span><text:span text:style-name="T14">return</text:span><text:span text:style-name="T3">;</text:span></text:p>
      <text:p text:style-name="P5"><text:span text:style-name="T12"><text:s text:c="4"/></text:span><text:span text:style-name="T3">}</text:span></text:p>
      <text:p text:style-name="P5"><text:span text:style-name="T12"><text:s text:c="4"/></text:span><text:span text:style-name="T14">struct</text:span><text:span text:style-name="T12"> </text:span><text:span text:style-name="T15">thread</text:span><text:span text:style-name="T12"> </text:span><text:span text:style-name="T3">*t</text:span><text:span text:style-name="T12"> </text:span><text:span text:style-name="T3">=</text:span><text:span text:style-name="T12"> </text:span><text:span text:style-name="T3">(</text:span><text:span text:style-name="T14">struct</text:span><text:span text:style-name="T12"> </text:span><text:span text:style-name="T15">thread</text:span><text:span text:style-name="T3">*)queue_remove(m-&gt;</text:span><text:span text:style-name="T16">waiting_threads</text:span><text:span text:style-name="T3">);</text:span></text:p>
      <text:p text:style-name="P5"><text:span text:style-name="T12"><text:s text:c="4"/></text:span><text:span text:style-name="T3">t-&gt;</text:span><text:span text:style-name="T16">state</text:span><text:span text:style-name="T12"> </text:span><text:span text:style-name="T3">=</text:span><text:span text:style-name="T12"> </text:span><text:span text:style-name="T15">READY</text:span><text:span text:style-name="T3">;</text:span></text:p>
      <text:p text:style-name="P5"><text:span text:style-name="T12"><text:s text:c="4"/></text:span><text:span text:style-name="T3">ready_queue_add(t);</text:span></text:p>
      <text:p text:style-name="P5"><text:span text:style-name="T11">//</text:span><text:span text:style-name="T12"> <text:s text:c="3"/></text:span><text:span text:style-name="T11">sched_unlock();</text:span></text:p>
      <text:p text:style-name="P2">}</text:p>
      <text:list xml:id="list190239710385303" text:continue-numbering="true" text:style-name="Outline">
        <text:list-item>
          <text:p text:style-name="P16">Выводы </text:p>
        </text:list-item>
      </text:list>
      <text:p text:style-name="Standard"/>
      <text:p text:style-name="Standard">При выполнении лабораторной работы были узечены механизми синхронизации потоков. Был реализован механизм синхронизации с использованием мьютек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punctuation-wrap="hanging" style:writing-mode="lr-tb"/>
      <style:text-properties style:use-window-font-color="true" fo:font-size="14pt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cm" fo:margin-bottom="0.423cm" style:contextual-spacing="false" fo:text-align="center" style:justify-single-word="false" fo:break-before="pag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917cm" fo:margin-bottom="0.917cm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/>
    </style:style>
    <style:style style:name="_3f__3f__3f__3f__3f__3f__3f__3f__3f_" style:display-name="?????????" style:family="paragraph" style:parent-style-name="Standard" style:default-outline-level="" style:list-style-name="">
      <style:paragraph-properties fo:margin-top="0.423cm" fo:margin-bottom="0.212cm" style:contextual-spacing="false" fo:keep-with-next="always" text:number-lines="false" text:line-number="0"/>
      <style:text-properties style:font-name="Liberation Sans" fo:font-family="'Liberation Sans'" style:font-family-generic="roman" style:font-pitch="variable"/>
    </style:style>
    <style:style style:name="_3f__3f__3f__3f__3f__3f__3f__3f_" style:display-name="????????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/>
    </style:style>
    <style:style style:name="_3f__3f__3f__3f__3f__3f__3f__3f__3f__3f__3f__20_HTML" style:display-name="??????????? HTML" style:family="paragraph" style:parent-style-name="Standard" style:default-outline-level="" style:list-style-name="">
      <style:paragraph-properties fo:margin-left="0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_3f__3f__3f__3f__3f_1" style:display-name="?????1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/>
      <style:text-properties style:text-position="58% 100%" style:font-name="Courier New" fo:font-family="'Courier New'" style:font-family-generic="roman" style:font-pitch="variable" fo:letter-spacing="-0.035cm" fo:language="uk" fo:country="UA" fo:font-weight="bold" style:font-weight-asian="bold"/>
    </style:style>
    <style:style style:name="_3f__3f__3f__3f__3f__3f__3f__3f__3f__3f__3f__3f__3f__3f__20__3f__3f__3f__3f_" style:display-name="?????????????? ????" style:family="paragraph" style:parent-style-name="Standard" style:default-outline-level="" style:list-style-name="">
      <style:paragraph-properties fo:margin-left="3cm" fo:margin-right="0cm" fo:text-indent="0cm" style:auto-text-indent="false"/>
      <style:text-properties style:font-name="Arial Narrow" fo:font-family="'Arial Narrow'" style:font-family-generic="roman" style:font-pitch="variable" fo:language="en" fo:country="US" fo:font-weight="bold" style:font-weight-asian="bold"/>
    </style:style>
    <style:style style:name="_3f__3f__3f__3f__3f__3f__3f__3f__3f__3f__3f__3f__3f__3f__3f__3f__3f__20__3f__3f__3f__3f_" style:display-name="????????????????? 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3f__3f__3f__3f__3f__3f__3f__3f__3f__3f_" style:display-name="?????????????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20__28__3f__3f__3f__29_" style:display-name="??????? (???)" style:family="paragraph" style:parent-style-name="Standard" style:default-outline-level="" style:list-style-name="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_3f__3f__3f__3f__3f__3f__3f__3f__20__3f__3f__3f__3f__3f__3f__3f_" style:display-name="???????? ???????" style:family="paragraph" style:parent-style-name="Standard" style:default-outline-level="" style:list-style-name="">
      <style:text-properties fo:font-size="10pt" fo:font-weight="bold" style:font-size-asian="10pt" style:font-weight-asian="bold"/>
    </style:style>
    <style:style style:name="_3f__3f__3f__3f__3f__3f__3f_" style:display-name="???????" style:family="paragraph" style:parent-style-name="Standard" style:default-outline-level="" style:list-style-name="">
      <style:paragraph-properties fo:margin-left="0cm" fo:margin-right="0cm" fo:text-align="start" style:justify-single-word="false" fo:text-indent="-0.318cm" style:auto-text-indent="false"/>
      <style:text-properties fo:font-size="14pt" fo:language="uk" fo:country="UA" fo:font-weight="normal" style:font-size-asian="14pt" style:font-weight-asian="normal"/>
    </style:style>
    <style:style style:name="Normal1" style:family="paragraph" style:default-outline-level="" style:list-style-name="">
      <style:paragraph-properties fo:margin-top="0.035cm" fo:margin-bottom="0cm" style:contextual-spacing="false" fo:line-height="115%" fo:text-align="justify" style:justify-single-word="false" fo:orphans="0" fo:widows="0" fo:hyphenation-ladder-count="no-limit" style:punctuation-wrap="hanging" style:writing-mode="lr-tb"/>
      <style:text-properties style:use-window-font-color="true" fo:hyphenate="false" fo:hyphenation-remain-char-count="2" fo:hyphenation-push-char-count="2"/>
    </style:style>
    <style:style style:name="_3f__3f__3f__3f__3f__3f__3f__3f__3f__3f_" style:display-name="??????????" style:family="paragraph" style:parent-style-name="Standard" style:default-outline-level="" style:list-style-name="">
      <style:paragraph-properties fo:margin-left="0cm" fo:margin-right="0cm" fo:margin-top="0.917cm" fo:margin-bottom="0cm" style:contextual-spacing="false" fo:text-align="center" style:justify-single-word="false" fo:text-indent="0cm" style:auto-text-indent="false"/>
      <style:text-properties fo:language="uk" fo:country="UA"/>
    </style:style>
    <style:style style:name="_3f__3f__3f__3f__3f__3f__20__3f__3f__3f__3f__3f__3f_" style:display-name="?????? ??????" style:family="paragraph" style:parent-style-name="Text_20_body" style:default-outline-level="" style:list-style-name="">
      <style:paragraph-properties fo:margin-top="0cm" fo:margin-bottom="0cm" style:contextual-spacing="false"/>
      <style:text-properties fo:color="#000000"/>
    </style:style>
    <style:style style:name="_3f__3f__3f__3f__3f__3f__3f__20__3f__3f__3f__3f_" style:display-name="??????? 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fo:color="#000000" fo:language="en" fo:country="US"/>
    </style:style>
    <style:style style:name="_3f__3f__3f__3f__3f_" style:display-name="?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_3f__3f__3f__3f__3f_7" style:display-name="?????7" style:family="paragraph" style:parent-style-name="Standard" style:default-outline-level="" style:list-style-name="">
      <style:paragraph-properties fo:margin-left="0cm" fo:margin-right="0cm" fo:text-indent="1.501cm" style:auto-text-indent="false"/>
      <style:text-properties fo:language="uk" fo:country="UA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_3f__3f__3f__3f__3f__3f__3f__3f__20__3f__3f__3f__3f__3f__20__3f__20__3f__3f__3f__3f__3f__3f__3f__3f__20_3" style:display-name="???????? ????? ? ???????? 3" style:family="paragraph" style:parent-style-name="Standard" style:default-outline-level="" style:list-style-name="">
      <style:paragraph-properties fo:margin-left="0.499cm" fo:margin-right="0cm" fo:margin-top="0cm" fo:margin-bottom="0.212cm" style:contextual-spacing="false" fo:text-indent="1.251cm" style:auto-text-indent="false"/>
      <style:text-properties fo:font-size="8pt" style:font-size-asian="8pt"/>
    </style:style>
    <style:style style:name="_3f__3f__3f__3f__20__3f__3f__3f__3f__3f__3f__3f__20__3f__20__3f__3f__3f__3f__3f__3f__3f__3f_" style:display-name="???? ??????? ? ????????" style:family="paragraph" style:parent-style-name="Standard" style:default-outline-level="" style:list-style-name="">
      <style:paragraph-properties fo:margin-left="0cm" fo:margin-right="0cm" fo:text-indent="1.27cm" style:auto-text-indent="false">
        <style:tab-stops>
          <style:tab-stop style:position="0.6cm"/>
        </style:tab-stops>
      </style:paragraph-properties>
      <style:text-properties fo:language="en" fo:country="US"/>
    </style:style>
    <style:style style:name="_3f__3f__3f__20__3f__3f__3f__3f__3f__3f__3f__3f__3f_" style:display-name="??? ?????????" style:family="paragraph" style:default-outline-level="" style:list-style-name="">
      <style:paragraph-properties fo:orphans="2" fo:widows="2" fo:hyphenation-ladder-count="no-limit" style:punctuation-wrap="hanging" style:writing-mode="lr-tb"/>
      <style:text-properties style:use-window-font-color="true" style:font-name="Calibri" fo:font-family="Calibri" style:font-family-generic="roman" style:font-pitch="variable" fo:font-size="11pt" style:font-size-asian="11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Standard" style:default-outline-level="" style:list-style-name="">
      <style:paragraph-properties text:number-lines="false" text:line-number="0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 style:default-outline-level="" style:list-style-name="">
      <style:paragraph-properties fo:text-align="center" style:justify-single-word="false"/>
      <style:text-properties fo:font-weight="bold" style:font-weight-asian="bold"/>
    </style:style>
    <style:style style:name="_3f__3f__3f__3f__3f__3f__3f__3f__3f__3f__20__3f__3f__3f__3f__3f__3f_" style:display-name="?????????? ??????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1.251cm" style:auto-text-indent="false"/>
    </style:style>
    <style:style style:name="Свой_20_обычный_20_с_20_отступом" style:display-name="Свой обычный с отступом" style:family="paragraph" style:parent-style-name="Standard" style:default-outline-level="" style:list-style-name="">
      <style:paragraph-properties fo:margin-left="0cm" fo:margin-right="0cm" fo:hyphenation-ladder-count="no-limit" fo:text-indent="1.27cm" style:auto-text-indent="false" style:punctuation-wrap="simple">
        <style:tab-stops>
          <style:tab-stop style:position="0.6cm"/>
        </style:tab-stops>
      </style:paragraph-properties>
      <style:text-properties fo:language="en" fo:country="US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е_20_перечисление_20_1" style:display-name="Свое перечисление 1" style:family="paragraph" style:parent-style-name="Standard" style:default-outline-level="" style:list-style-name="">
      <style:paragraph-properties fo:margin-left="0cm" fo:margin-right="0cm" fo:hyphenation-ladder-count="no-limit" fo:text-indent="1.251cm" style:auto-text-indent="false" style:punctuation-wrap="simple"/>
      <style:text-properties style:letter-kerning="true" style:language-asian="en" style:country-asian="US" style:font-size-complex="12pt" style:language-complex="he" style:country-complex="IL" fo:hyphenate="true" fo:hyphenation-remain-char-count="2" fo:hyphenation-push-char-count="2"/>
    </style:style>
    <style:style style:name="Свое_20_перечисление_20_2" style:display-name="Свое перечисление 2" style:family="paragraph" style:parent-style-name="Свое_20_перечисление_20_1" style:default-outline-level="" style:list-style-name=""/>
    <style:style style:name="Свой_20_обычный_20_без_20_отступа" style:display-name="Свой обычный без отступа" style:family="paragraph" style:parent-style-name="Standard" style:default-outline-level="" style:list-style-name="">
      <style:paragraph-properties fo:hyphenation-ladder-count="no-limit" style:punctuation-wrap="simple">
        <style:tab-stops>
          <style:tab-stop style:position="0.6cm"/>
        </style:tab-stops>
      </style:paragraph-properties>
      <style:text-properties fo:language="en" fo:country="US" style:font-size-complex="12pt" fo:hyphenate="true" fo:hyphenation-remain-char-count="2" fo:hyphenation-push-char-count="2"/>
    </style:style>
    <style:style style:name="Название_20_объекта._20_Таблица" style:display-name="Название объекта. Таблица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keep-together="always" fo:hyphenation-ladder-count="no-limit" fo:text-indent="1.27cm" style:auto-text-indent="false" fo:keep-with-next="always" style:punctuation-wrap="simple"/>
      <style:text-properties fo:hyphenate="true" fo:hyphenation-remain-char-count="2" fo:hyphenation-push-char-count="2"/>
    </style:style>
    <style:style style:name="caption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text-align="center" style:justify-single-word="false" fo:hyphenation-ladder-count="no-limit" fo:text-indent="1.27cm" style:auto-text-indent="false" style:punctuation-wrap="simple"/>
      <style:text-properties style:font-weight-complex="bold" fo:hyphenate="true" fo:hyphenation-remain-char-count="2" fo:hyphenation-push-char-count="2"/>
    </style:style>
    <style:style style:name="Перечисление_20_для_20_лаб_20_1" style:display-name="Перечисление для лаб 1" style:family="paragraph" style:parent-style-name="Standard" style:default-outline-level="2" style:list-style-name="Outline">
      <style:paragraph-properties fo:hyphenation-ladder-count="no-limit" style:punctuation-wrap="simple"/>
      <style:text-properties style:font-size-complex="12pt" fo:hyphenate="true" fo:hyphenation-remain-char-count="2" fo:hyphenation-push-char-count="2"/>
    </style:style>
    <style:style style:name="Разделы_20_для_20_лаб" style:display-name="Разделы для лаб" style:family="paragraph" style:parent-style-name="Свой_20_обычный_20_с_20_отступом" style:default-outline-level="1" style:list-style-name="Outline">
      <style:paragraph-properties fo:margin-top="0.212cm" fo:margin-bottom="0.212cm" style:contextual-spacing="false" fo:keep-together="always" fo:keep-with-next="always"/>
      <style:text-properties fo:language="ru" fo:country="RU" fo:font-weight="bold" style:font-weight-asian="bold" style:font-size-complex="12pt"/>
    </style:style>
    <style:style style:name="Перечисление_20_для_20_лаб_20_2" style:display-name="Перечисление для лаб 2" style:family="paragraph" style:parent-style-name="Перечисление_20_для_20_лаб_20_1" style:default-outline-level="3" style:list-style-name="Outline"/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Надпись" style:family="paragraph" style:parent-style-name="Standard" style:default-outline-level="" style:list-style-name="">
      <style:paragraph-properties fo:hyphenation-ladder-count="no-limit" style:punctuation-wrap="simple"/>
      <style:text-properties fo:font-size="10pt" fo:language="en" fo:country="US" style:font-size-asian="10pt" fo:hyphenate="true" fo:hyphenation-remain-char-count="2" fo:hyphenation-push-char-count="2"/>
    </style:style>
    <style:style style:name="ОбычныйР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fo:font-size="12pt" fo:language="en" fo:country="U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/>
    </style:style>
    <style:style style:name="WW8Num13z0" style:family="text"/>
    <style:style style:name="WW8Num13z1" style:family="text">
      <style:text-properties style:font-name="Symbol" fo:font-family="Symbol" style:font-family-generic="roman" style:font-pitch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Times New Roman" fo:font-family="'Times New Roman'" style:font-family-generic="roman" style:font-pitch="variable"/>
    </style:style>
    <style:style style:name="WW8Num21z1" style:family="text">
      <style:text-properties style:font-name="Courier New" fo:font-family="'Courier New'" style:font-family-generic="roman" style:font-pitch="variable"/>
    </style:style>
    <style:style style:name="WW8Num21z2" style:family="text">
      <style:text-properties style:font-name="Wingdings" fo:font-family="Wingdings" style:font-family-generic="roman" style:font-pitch="variable"/>
    </style:style>
    <style:style style:name="WW8Num21z3" style:family="text">
      <style:text-properties style:font-name="Symbol" fo:font-family="Symbol" style:font-family-generic="roman" style:font-pitch="variable"/>
    </style:style>
    <style:style style:name="WW8Num22z0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/>
    </style:style>
    <style:style style:name="WW8Num25z1" style:family="text">
      <style:text-properties style:font-name="Courier New" fo:font-family="'Courier New'" style:font-family-generic="roman" style:font-pitch="variable"/>
    </style:style>
    <style:style style:name="WW8Num25z2" style:family="text">
      <style:text-properties style:font-name="Wingdings" fo:font-family="Wingdings" style:font-family-generic="roman" style:font-pitch="variable"/>
    </style:style>
    <style:style style:name="WW8Num26z0" style:family="text"/>
    <style:style style:name="WW8Num27z0" style:family="text">
      <style:text-properties style:font-name="Wingdings" fo:font-family="Wingdings" style:font-family-generic="roman" style:font-pitch="variable"/>
    </style:style>
    <style:style style:name="WW8Num28z0" style:family="text"/>
    <style:style style:name="WW8Num29z0" style:family="text"/>
    <style:style style:name="WW8Num30z0" style:family="text"/>
    <style:style style:name="WW8Num31z0" style:family="text"/>
    <style:style style:name="WW8Num32z0" style:family="text"/>
    <style:style style:name="WW8Num33z0" style:family="text">
      <style:text-properties style:font-name="Times New Roman" fo:font-family="'Times New Roman'" style:font-family-generic="roman" style:font-pitch="variable"/>
    </style:style>
    <style:style style:name="WW8Num33z1" style:family="text">
      <style:text-properties style:font-name="Wingdings" fo:font-family="Wingdings" style:font-family-generic="roman" style:font-pitch="variable"/>
    </style:style>
    <style:style style:name="WW8Num34z0" style:family="text"/>
    <style:style style:name="WW8Num35z0" style:family="text"/>
    <style:style style:name="_3f__3f__3f__3f__3f__3f__3f__3f__20__3f__3f__3f__3f__3f__20__3f__3f__3f__3f__3f__3f_" style:display-name="???????? ????? ??????" style:family="text"/>
    <style:style style:name="_3f__3f__3f__3f__3f__3f__3f__3f__3f__3f__3f__3f__3f__3f__20__3f__3f__3f__3f__20__3f__3f__3f__3f_" style:display-name="?????????????? ???? ????" style:family="text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_3f__3f__3f__3f__3f__3f__3f__3f__3f__3f__3f__3f__3f__3f__3f__3f__3f__20__3f__3f__3f__3f__20__3f__3f__3f__3f_" style:display-name="????????????????? ???? ????" style:family="text" style:parent-style-name="_3f__3f__3f__3f__3f__3f__3f__3f__3f__3f__3f__3f__3f__3f__20__3f__3f__3f__3f__20__3f__3f__3f__3f_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page_20_number" style:display-name="page number" style:family="text" style:parent-style-name="_3f__3f__3f__3f__3f__3f__3f__3f__20__3f__3f__3f__3f__3f__20__3f__3f__3f__3f__3f__3f_"/>
    <style:style style:name="_3f__3f__3f__3f__3f__3f__3f__3f__3f__3f__3f__20_HTML_20__3f__3f__3f__3f_" style:display-name="??????????? HTML ????" style:family="text">
      <style:text-properties style:font-name="Courier New" fo:font-family="'Courier New'" style:font-family-generic="roman" style:font-pitch="variable" fo:language="ru" fo:country="RU"/>
    </style:style>
    <style:style style:name="_3f__3f__3f__3f__3f_7_20__3f__3f__3f__3f_" style:display-name="?????7 ????" style:family="text">
      <style:text-properties fo:font-size="14pt" fo:language="uk" fo:country="UA" style:font-size-asian="14pt"/>
    </style:style>
    <style:style style:name="_3f__3f__3f__3f__3f__3f__3f__20__3f__3f__3f__3f_" style:display-name="??????? ????" style:family="text">
      <style:text-properties fo:font-size="14pt" fo:language="ru" fo:country="RU" style:font-size-asian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fo:font-size="14pt" fo:font-weight="bold" style:font-size-asian="14pt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й_20_обычный_20_с_20_отступом_20_Знак" style:display-name="Свой обычный с отступом Знак" style:family="text" style:parent-style-name="Default_20_Paragraph_20_Font">
      <style:text-properties fo:font-size="14pt" fo:language="en" fo:country="US" style:font-size-asian="14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4pt" style:font-size-asian="14pt"/>
    </style:style>
    <style:style style:name="apple-converted-space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365f91" style:font-name="Cambria" fo:font-family="Cambria" style:font-family-generic="roman" style:font-pitch="variable" fo:font-size="14pt" fo:font-style="italic" style:font-size-asian="14pt" style:font-style-asian="italic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365f91" style:font-name="Cambria" fo:font-family="Cambria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uk" fo:country="UA"/>
    </style:style>
    <style:style style:name="MT1" style:family="text">
      <style:text-properties officeooo:rsid="001a6cf3"/>
    </style:style>
    <style:page-layout style:name="Mpm1">
      <style:page-layout-properties fo:page-width="21.001cm" fo:page-height="29.7cm" style:num-format="1" style:print-orientation="portrait" fo:margin-top="1cm" fo:margin-bottom="2cm" fo:margin-left="3cm" fo:margin-right="1.499cm" style:writing-mode="lr-tb" style:layout-grid-color="#c0c0c0" style:layout-grid-lines="26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Тур Г.Н. </text:span>С<text:span text:style-name="MT1">К</text:span>-12<text:span text:style-name="MT1">1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 ЛАБОРАТОРНАЯ РАБОТА</dc:title>
    <meta:initial-creator>Admin</meta:initial-creator>
    <meta:editing-cycles>461</meta:editing-cycles>
    <meta:print-date>2013-12-16T15:16:00</meta:print-date>
    <meta:creation-date>2015-02-19T01:29:00</meta:creation-date>
    <dc:date>2015-12-05T19:02:39.051852303</dc:date>
    <meta:editing-duration>PT1H17S</meta:editing-duration>
    <meta:generator>LibreOffice/4.2.8.2$Linux_X86_64 LibreOffice_project/420m0$Build-2</meta:generator>
    <meta:document-statistic meta:table-count="0" meta:image-count="0" meta:object-count="0" meta:page-count="4" meta:paragraph-count="68" meta:word-count="738" meta:character-count="6276" meta:non-whitespace-character-count="5427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